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d97b" officeooo:paragraph-rsid="0014d9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ctividad: explica para cada punto por qué debe tener</text:p>
      <text:p text:style-name="P1">esa característica especial.</text:p>
      <text:p text:style-name="P1">1. Apantallamiento y protección Es un sistema que se usa para que no hayan interferencias electromagnéticas, en un ejemplo se vería así, una luz que parpadea por las interferencias.</text:p>
      <text:p text:style-name="P1">2. Baja interferencias para que los conductores no se sature la señal</text:p>
      <text:p text:style-name="P1">un teléfono al lado de un microondas </text:p>
      <text:p text:style-name="P1">3. Compatibilidad con protocolos de comunicación</text:p>
      <text:p text:style-name="P1">En algunos casos necesitas usar unos cables específicos para poder garantizar una transmisión de datos compatibles con los protocolos ethernet para redes ip o cables específicos como Zigbee o Z-Wave</text:p>
      <text:p text:style-name="P1">4. Flexibildad y durabilidad </text:p>
      <text:p text:style-name="P1">deben ser lo suficientemente flexibles para poder moverlos </text:p>
      <text:p text:style-name="P1">5. Señales de baja tensión y baja corriente</text:p>
      <text:p text:style-name="P1">disminuyen las interferencias sin que se degraden </text:p>
      <text:p text:style-name="P1">una luz que está muy lejos </text:p>
      <text:p text:style-name="P1">6. Protección contra incendios </text:p>
      <text:p text:style-name="P1">se usa un medio que sea resistente al fuego y baja emsion de humos </text:p>
      <text:p text:style-name="P1">una tostadora debe tener el cable ese porque puede salir ardiendo </text:p>
      <text:p text:style-name="P1">7. Compatibilidad con conexiones a tierra y puesta a tierra</text:p>
      <text:p text:style-name="P1">una persiana </text:p>
      <text:p text:style-name="P1">8. Capacidad para instalaciones ocultas:</text:p>
      <text:p text:style-name="P1"/>
      <text:p text:style-name="P1">9. Compatibilidad con cables estructurados:</text:p>
      <text:p text:style-name="P1">usar cables compatibles con otros</text:p>
      <text:p text:style-name="P1">fibra y utp por el conversor de medios </text:p>
      <text:p text:style-name="P1">10. Marcado e identificación</text:p>
      <text:p text:style-name="P1">etiquetar los cables para saber cual es cada uno </text:p>
      <text:p text:style-name="P1">un rack bien etiquetado no como el de aquí </text:p>
      <text:p text:style-name="P1">11. Resistencia al ruido</text:p>
      <text:p text:style-name="P1">una buena resistencia al ruido para evitar interferencias</text:p>
      <text:p text:style-name="P1">cables de sistemas de sonido</text:p>
      <text:p text:style-name="P1">12. Capacidad de carga</text:p>
      <text:p text:style-name="P1">aguantar bastante carga electrica para que no se rompa el cable o queme </text:p>
      <text:p text:style-name="P1">cables de torres de alta tension </text:p>
      <text:p text:style-name="P1">13. Resistencia a la intemperie</text:p>
      <text:p text:style-name="P1">Resistencia a que no se degrade con la lluvia y el sol </text:p>
      <text:p text:style-name="P1">cableado exterior de las vivienda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0T12:18:12.991000000</meta:creation-date>
    <dc:date>2023-10-20T13:36:14.049000000</dc:date>
    <meta:editing-duration>PT1H18M3S</meta:editing-duration>
    <meta:editing-cycles>1</meta:editing-cycles>
    <meta:document-statistic meta:table-count="0" meta:image-count="0" meta:object-count="0" meta:page-count="1" meta:paragraph-count="33" meta:word-count="277" meta:character-count="1689" meta:non-whitespace-character-count="1430"/>
    <meta:generator>LibreOffice/7.6.2.1$Windows_X86_64 LibreOffice_project/56f7684011345957bbf33a7ee678afaf4d2ba333</meta:generator>
  </office:meta>
</office:document-meta>
</file>